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AlternateReading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reference-mark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draw:frame draw:style-name="Graphics0" draw:name="Graphics0" text:anchor-type="page" draw:z-index="1" svg:width="100%" svg:height="72pt"><draw:text-box fo:min-height="0in"><draw:frame draw:style-name="Graphics0" draw:name="Graphics0"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reference..before_pictureCaption_picturePage_Paragraph_scrSection_columns_scrBook_scrBody">(</text:span><text:span text:style-name="span_pictureCaption_picturePage_Paragraph_scrSection_columns_scrBook_scrBody">Mateo 21:33</text:span><text:span text:style-name="span.reference..after_pictureCaption_picturePage_Paragraph_scrSection_columns_scrBook_scrBody">)</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reference-mark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draw:frame draw:style-name="Graphics1" draw:name="Graphics1" text:anchor-type="paragraph" draw:z-index="1" svg:width="100%" svg:height="72pt"><draw:text-box fo:min-height="0in"><draw:frame draw:style-name="Graphics1" draw:name="Graphics1"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reference..before_pictureCaption_pictureColumn_Paragraph_scrSection_columns_scrBook_scrBody">(</text:span><text:span text:style-name="span_pictureCaption_pictureColumn_Paragraph_scrSection_columns_scrBook_scrBody">Mateo 22:19</text:span><text:span text:style-name="span.reference..after_pictureCaption_pictureColumn_Paragraph_scrSection_columns_scrBook_scrBody">)</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reference..before_pictureCaption_pictureColumn_Paragraph_scrSection_columns_scrBook_scrBody">(</text:span><text:span text:style-name="span_pictureCaption_pictureColumn_Paragraph_scrSection_columns_scrBook_scrBody">Mateo 23:5</text:span><text:span text:style-name="span.reference..after_pictureCaption_pictureColumn_Paragraph_scrSection_columns_scrBook_scrBody">)</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reference-mark text:name="footnote-mat-3"/><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span.reference..before_pictureCaption_picturePage_Paragraph_scrSection_columns_scrBook_scrBody" style:family="text" style:parent-style-name="pictureCaption_picturePage_Paragraph_scrSection_columns_scrBook_scrBody"/>
    <style:style xmlns:style="urn:oasis:names:tc:opendocument:xmlns:style:1.0" style:name="span.reference..after_pictureCaption_picturePage_Paragraph_scrSection_columns_scrBook_scrBody" style:family="text" style:parent-style-name="pictureCaption_picturePage_Paragraph_scrSection_columns_scrBook_scrBody"/>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span.reference..before_pictureCaption_pictureColumn_Paragraph_scrSection_columns_scrBook_scrBody" style:family="text" style:parent-style-name="pictureCaption_pictureColumn_Paragraph_scrSection_columns_scrBook_scrBody"/>
    <style:style xmlns:style="urn:oasis:names:tc:opendocument:xmlns:style:1.0" style:name="span.reference..after_pictureCaption_pictureColumn_Paragraph_scrSection_columns_scrBook_scrBody" style:family="text" style:parent-style-name="pictureCaption_pictureColumn_Paragraph_scrSection_columns_scrBook_scrBody"/>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ga" style:family="paragraph" style:parent-style-name="none">
      <style:text-properties fo:font-family="Charis SIL"/>
    </style:style>
    <style:style style:name="span_.ega"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qaa-x-xeg" style:family="paragraph" style:parent-style-name="none">
      <style:text-properties fo:font-family="Charis SIL"/>
    </style:style>
    <style:style style:name="span_.qaa-x-xeg" style:family="paragraph" style:parent-style-name="none">
      <style:text-properties fo:font-family="Charis SIL"/>
    </style:style>
    <style:style style:name="div_.qaa-x-xSm-New" style:family="paragraph" style:parent-style-name="none">
      <style:text-properties fo:font-family="Charis SIL"/>
    </style:style>
    <style:style style:name="span_.qaa-x-xSm-New" style:family="paragraph" style:parent-style-name="none">
      <style:text-properties fo:font-family="Charis SIL"/>
    </style:style>
    <style:style style:name="div_.qaa-x-xTS-IPA-New" style:family="paragraph" style:parent-style-name="none">
      <style:text-properties fo:font-family="Charis SIL"/>
    </style:style>
    <style:style style:name="span_.qaa-x-xTS-IPA-New"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Doulos SIL"/>
    </style:style>
    <style:style style:name="span_.tsi-fonipa" style:family="paragraph" style:parent-style-name="none">
      <style:text-properties fo:font-family="Doulos SIL"/>
    </style:style>
    <style:style style:name="div_.tsi-x-str" style:family="paragraph" style:parent-style-name="none">
      <style:text-properties fo:font-family="Times New Roman"/>
    </style:style>
    <style:style style:name="span_.tsi-x-str" style:family="paragraph" style:parent-style-name="none">
      <style:text-properties fo:font-family="Times New Roman"/>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Times New Roman"/>
    </style:style>
    <style:style style:name="span_.ts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8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1-19T08:31:35</meta:creation-date>
    <dc:creator>Trihus</dc:creator>
    <dc:date>2012-01-19T08:31:35</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4.1875</meta:user-defined>
    <meta:user-defined meta:name="Created-By">PathwayB 1.0.4.187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u3\NKOu3"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